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7000001A89A546EC254062A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text-properties fo:color="#009900" loext:opacity="100%"/>
    </style:style>
    <style:style style:name="P2" style:family="paragraph">
      <loext:graphic-properties draw:fill="none" draw:fill-color="#ffffff"/>
      <style:text-properties fo:color="#009900" loext:opacity="100%" loext:color-lum-mod="100%" loext:color-lum-off="0%" style:font-name="Times New Roman" fo:font-size="16pt" style:font-size-asian="16pt" style:font-size-complex="16pt"/>
    </style:style>
    <style:style style:name="P3" style:family="paragraph">
      <style:text-properties fo:color="#00ffff" loext:opacity="100%"/>
    </style:style>
    <style:style style:name="P4" style:family="paragraph">
      <loext:graphic-properties draw:fill="none" draw:fill-color="#ffffff"/>
      <style:text-properties fo:color="#00ffff" loext:opacity="100%" loext:color-lum-mod="100%" loext:color-lum-off="0%" style:font-name="Times New Roman" fo:font-size="16pt" style:font-size-asian="16pt" style:font-size-complex="16pt"/>
    </style:style>
    <style:style style:name="P5" style:family="paragraph">
      <style:text-properties fo:color="#ff3333" loext:opacity="100%"/>
    </style:style>
    <style:style style:name="P6" style:family="paragraph">
      <loext:graphic-properties draw:fill="none" draw:fill-color="#ffffff"/>
      <style:text-properties fo:color="#ff3333" loext:opacity="100%" loext:color-lum-mod="100%" loext:color-lum-off="0%" style:font-name="Times New Roman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text-properties fo:color="#0000ff" loext:opacity="100%"/>
    </style:style>
    <style:style style:name="P9" style:family="paragraph">
      <loext:graphic-properties draw:fill="none" draw:fill-color="#ffffff"/>
      <style:text-properties fo:color="#0000ff" loext:opacity="100%" loext:color-lum-mod="100%" loext:color-lum-off="0%"/>
    </style:style>
    <style:style style:name="P10" style:family="paragraph">
      <loext:graphic-properties draw:fill="none" draw:fill-color="#ffffff"/>
      <style:text-properties fo:color="#ff3333" loext:opacity="100%" loext:color-lum-mod="100%" loext:color-lum-off="0%"/>
    </style:style>
    <style:style style:name="P11" style:family="paragraph">
      <loext:graphic-properties draw:fill-color="#00ffff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color="#009900" loext:opacity="100%" style:font-name="Times New Roman" fo:font-size="16pt" style:font-size-asian="16pt" style:font-size-complex="16pt"/>
    </style:style>
    <style:style style:name="T2" style:family="text">
      <style:text-properties fo:color="#009900" loext:opacity="100%" style:text-position="0% 100%" style:font-name="Times New Roman" fo:font-size="16pt" style:font-size-asian="16pt" style:font-size-complex="16pt"/>
    </style:style>
    <style:style style:name="T3" style:family="text">
      <style:text-properties fo:color="#00ffff" loext:opacity="100%" style:font-name="Times New Roman" fo:font-size="16pt" style:font-size-asian="16pt" style:font-size-complex="16pt"/>
    </style:style>
    <style:style style:name="T4" style:family="text">
      <style:text-properties fo:color="#00ffff" loext:opacity="100%" style:text-position="-8% 58%" style:font-name="Times New Roman" fo:font-size="16pt" style:font-size-asian="16pt" style:font-size-complex="16pt"/>
    </style:style>
    <style:style style:name="T5" style:family="text">
      <style:text-properties fo:color="#00ffff" loext:opacity="100%" style:text-position="0% 100%" style:font-name="Times New Roman" fo:font-size="16pt" style:font-size-asian="16pt" style:font-size-complex="16pt"/>
    </style:style>
    <style:style style:name="T6" style:family="text">
      <style:text-properties fo:color="#ff3333" loext:opacity="100%" style:font-name="Times New Roman" fo:font-size="16pt" style:font-size-asian="16pt" style:font-size-complex="16pt"/>
    </style:style>
    <style:style style:name="T7" style:family="text">
      <style:text-properties fo:color="#ff3333" loext:opacity="100%" style:text-position="-8% 58%" style:font-name="Times New Roman" fo:font-size="16pt" style:font-size-asian="16pt" style:font-size-complex="16pt"/>
    </style:style>
    <style:style style:name="T8" style:family="text">
      <style:text-properties fo:color="#ff3333" loext:opacity="100%" style:text-position="0% 100%" style:font-name="Times New Roman" fo:font-size="16pt" style:font-size-asian="16pt" style:font-size-complex="16pt"/>
    </style:style>
    <style:style style:name="T9" style:family="text">
      <style:text-properties fo:color="#0000ff" loext:opacity="100%"/>
    </style:style>
    <style:style style:name="T10" style:family="text">
      <style:text-properties fo:color="#ff3333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9cm" svg:stroke-color="#ff3333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99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00ffff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99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00ffff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ffff" draw:fill-color="#00ffff" draw:textarea-horizontal-align="justify" draw:textarea-vertical-align="middle" draw:auto-grow-height="false" fo:min-height="0.737cm" fo:min-width="0.9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Ligne horizontale 1" draw:style-name="gr10" draw:text-style-name="P7" svg:x1="4.508cm" svg:y1="2.916cm" svg:x2="3.009cm" svg:y2="2.916cm"><text:p/></draw:line><draw:line text:anchor-type="paragraph" draw:z-index="2" draw:name="Ligne horizontale 2" draw:style-name="gr10" draw:text-style-name="P7" svg:x1="4.503cm" svg:y1="6.309cm" svg:x2="3.004cm" svg:y2="6.309cm"><text:p/></draw:line><draw:line text:anchor-type="paragraph" draw:z-index="3" draw:name="Ligne horizontale 3" draw:style-name="gr11" draw:text-style-name="P12" svg:x1="17.787cm" svg:y1="12.284cm" svg:x2="-1.231cm" svg:y2="12.395cm"><text:p/></draw:line><draw:line text:anchor-type="paragraph" draw:z-index="4" draw:name="Ligne horizontale 4" draw:style-name="gr10" draw:text-style-name="P7" svg:x1="3.064cm" svg:y1="2.858cm" svg:x2="3.089cm" svg:y2="12.355cm"><text:p/></draw:line><draw:line text:anchor-type="paragraph" draw:z-index="5" draw:name="Ligne horizontale 5" draw:style-name="gr10" draw:text-style-name="P7" svg:x1="13.984cm" svg:y1="4.658cm" svg:x2="12.485cm" svg:y2="4.658cm"><text:p/></draw:line><draw:line text:anchor-type="paragraph" draw:z-index="6" draw:name="Ligne horizontale 6" draw:style-name="gr10" draw:text-style-name="P7" svg:x1="13.929cm" svg:y1="4.658cm" svg:x2="13.934cm" svg:y2="12.283cm"><text:p/></draw:line><draw:line text:anchor-type="paragraph" draw:z-index="7" draw:name="Ligne horizontale 7" draw:style-name="gr10" draw:text-style-name="P7" svg:x1="16.619cm" svg:y1="13.272cm" svg:x2="15.12cm" svg:y2="13.272cm"><text:p/></draw:line><draw:line text:anchor-type="paragraph" draw:z-index="8" draw:name="Ligne horizontale 8" draw:style-name="gr10" draw:text-style-name="P7" svg:x1="16.281cm" svg:y1="13.51cm" svg:x2="15.542cm" svg:y2="13.51cm"><text:p/></draw:line><draw:line text:anchor-type="paragraph" draw:z-index="9" draw:name="Ligne horizontale 9" draw:style-name="gr10" draw:text-style-name="P7" svg:x1="16.092cm" svg:y1="13.758cm" svg:x2="15.736cm" svg:y2="13.758cm"><text:p/></draw:line><draw:line text:anchor-type="paragraph" draw:z-index="10" draw:name="Ligne horizontale 10" draw:style-name="gr10" draw:text-style-name="P7" svg:x1="15.926cm" svg:y1="12.284cm" svg:x2="15.926cm" svg:y2="13.272cm"><text:p/></draw:line><draw:line text:anchor-type="paragraph" draw:z-index="11" draw:name="Ligne horizontale 11" draw:style-name="gr9" draw:text-style-name="P7" svg:x1="4.45cm" svg:y1="1.449cm" svg:x2="-0.551cm" svg:y2="1.449cm"><text:p/></draw:line><draw:line text:anchor-type="paragraph" draw:z-index="12" draw:name="Ligne horizontale 12" draw:style-name="gr7" draw:text-style-name="P7" svg:x1="4.51cm" svg:y1="4.66cm" svg:x2="3.51cm" svg:y2="4.66cm"><text:p/></draw:line><draw:custom-shape text:anchor-type="paragraph" draw:z-index="13" draw:name="Forme 1" draw:style-name="gr8" draw:text-style-name="P11" svg:width="0.946cm" svg:height="0.738cm" svg:x="2.612cm" svg:y="4.316cm"><text:p/><draw:enhanced-geometry svg:viewBox="0 0 21600 21600" draw:type="block-arc" draw:modifiers="175.84993782309 8191.91454518743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text:anchor-type="paragraph" draw:z-index="14" draw:name="Ligne horizontale 13" draw:style-name="gr7" draw:text-style-name="P7" svg:x1="2.7cm" svg:y1="4.66cm" svg:x2="1.7cm" svg:y2="4.66cm"><text:p/></draw:line><draw:frame text:anchor-type="paragraph" draw:z-index="15" draw:name="Cadre de texte 1" draw:style-name="gr6" draw:text-style-name="P10" svg:width="1.177cm" svg:height="0.53cm" svg:x="12.601cm" svg:y="1.132cm"><draw:text-box><text:p><text:span text:style-name="T10">+15 V</text:span></text:p></draw:text-box></draw:frame><draw:frame text:anchor-type="paragraph" draw:z-index="16" draw:name="Cadre de texte 3" draw:style-name="gr6" draw:text-style-name="P9" svg:width="1.177cm" svg:height="0.53cm" svg:x="12.601cm" svg:y="6.024cm"><draw:text-box><text:p text:style-name="P8"><text:span text:style-name="T9">-15 V</text:span></text:p></draw:text-box></draw:frame><draw:line text:anchor-type="paragraph" draw:z-index="17" draw:name="Ligne horizontale 14" draw:style-name="gr5" draw:text-style-name="P7" svg:x1="15.497cm" svg:y1="2.905cm" svg:x2="12.495cm" svg:y2="2.905cm"><text:p/></draw:line><draw:line text:anchor-type="paragraph" draw:z-index="18" draw:name="Ligne horizontale 15" draw:style-name="gr4" draw:text-style-name="P7" svg:x1="1.635cm" svg:y1="12.187cm" svg:x2="1.7cm" svg:y2="4.803cm"><text:p/></draw:line><draw:line text:anchor-type="paragraph" draw:z-index="19" draw:name="Ligne horizontale 16" draw:style-name="gr3" draw:text-style-name="P7" svg:x1="15.457cm" svg:y1="12.047cm" svg:x2="15.457cm" svg:y2="3.127cm"><text:p/></draw:line><draw:line text:anchor-type="paragraph" draw:z-index="20" draw:name="Ligne horizontale 17" draw:style-name="gr2" draw:text-style-name="P7" svg:x1="-0.563cm" svg:y1="12.169cm" svg:x2="-0.512cm" svg:y2="1.617cm"><text:p/></draw:line><draw:frame text:anchor-type="paragraph" draw:z-index="21" draw:name="Cadre de texte 2" draw:style-name="gr1" draw:text-style-name="P6" svg:width="0.953cm" svg:height="0.742cm" svg:x="-0.377cm" svg:y="6.394cm"><draw:text-box><text:p text:style-name="P5"><text:span text:style-name="T6">s</text:span><text:span text:style-name="T7">i</text:span><text:span text:style-name="T8">(t)</text:span></text:p></draw:text-box></draw:frame><draw:frame text:anchor-type="paragraph" draw:z-index="22" draw:name="Cadre de texte 4" draw:style-name="gr1" draw:text-style-name="P4" svg:width="0.953cm" svg:height="0.742cm" svg:x="1.771cm" svg:y="7.938cm"><draw:text-box><text:p text:style-name="P3"><text:span text:style-name="T3">s</text:span><text:span text:style-name="T4">p</text:span><text:span text:style-name="T5">(t)</text:span></text:p></draw:text-box></draw:frame><draw:frame text:anchor-type="paragraph" draw:z-index="23" draw:name="Cadre de texte 5" draw:style-name="gr1" draw:text-style-name="P2" svg:width="0.953cm" svg:height="0.742cm" svg:x="15.625cm" svg:y="7.135cm"><draw:text-box><text:p text:style-name="P1"><text:span text:style-name="T1">s</text:span><text:span text:style-name="T2">(t)</text:span></text:p></draw:text-box></draw:frame><draw:frame draw:style-name="fr1" draw:name="Image1" text:anchor-type="char" svg:width="8.206cm" svg:height="7.925cm" draw:z-index="0"><draw:image xlink:href="Pictures/10000000000001B7000001A89A546EC254062A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1T09:01:36.464000000</meta:creation-date>
    <dc:date>2025-09-01T09:53:37.408000000</dc:date>
    <meta:editing-duration>PT52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